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58pt" style:font-size-asian="58pt" style:font-size-complex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T1" style:family="text">
      <style:text-properties fo:color="#ffffff" style:text-outline="false" style:text-line-through-style="none" fo:font-family="'Times New Roman'" style:font-family-generic="roman" style:font-pitch="variable" fo:font-size="5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8pt" style:font-style-asian="normal" style:font-weight-asian="bold" style:font-family-complex="Tahoma" style:font-family-generic-complex="system" style:font-pitch-complex="variable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Ty znasz moje imię</text:span><text:span text:style-name="T1"><text:line-break/></text:span><text:span text:style-name="T1">Ukryte jest w Tobie /x2</text:span><text:span text:style-name="T1"><text:line-break/></text:span><text:span text:style-name="T1"><text:line-break/></text:span><text:span text:style-name="T1">Objawiaj swoją miłość,</text:span><text:span text:style-name="T1"><text:line-break/></text:span><text:span text:style-name="T1">którą zachowałeś dla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Przykład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2:55:54</dc:date>
    <meta:editing-cycles>2</meta:editing-cycles>
    <meta:editing-duration>PT3M1S</meta:editing-duration>
    <meta:user-defined meta:name="Informacja 1"/>
    <meta:user-defined meta:name="Informacja 2"/>
    <meta:user-defined meta:name="Informacja 3"/>
    <meta:user-defined meta:name="Informacja 4"/>
    <meta:document-statistic meta:object-count="24"/>
  </office:meta>
</office:document-meta>
</file>